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bc5" officeooo:paragraph-rsid="0016ebc5"/>
    </style:style>
    <style:style style:name="P2" style:family="paragraph" style:parent-style-name="Standard">
      <style:paragraph-properties fo:text-align="start" style:justify-single-word="false"/>
      <style:text-properties officeooo:rsid="0016ebc5" officeooo:paragraph-rsid="0016ebc5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6ebc5" officeooo:paragraph-rsid="0016e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2 – Customer Day</text:p>
      <text:p text:style-name="P2"/>
      <text:p text:style-name="P2"/>
      <text:list xml:id="list3784269431" text:style-name="L2">
        <text:list-item>
          <text:p text:style-name="P3">Origional Goals</text:p>
          <text:p text:style-name="P3"/>
        </text:list-item>
        <text:list-item>
          <text:p text:style-name="P3">Overview</text:p>
          <text:p text:style-name="P3"/>
        </text:list-item>
        <text:list-item>
          <text:p text:style-name="P3">Software Progress</text:p>
          <text:list>
            <text:list-item>
              <text:p text:style-name="P3">Issues</text:p>
            </text:list-item>
          </text:list>
          <text:p text:style-name="P3"/>
        </text:list-item>
        <text:list-item>
          <text:p text:style-name="P3">Hardware Progress</text:p>
          <text:list>
            <text:list-item>
              <text:p text:style-name="P3">Issues </text:p>
            </text:list-item>
          </text:list>
          <text:p text:style-name="P3"/>
        </text:list-item>
        <text:list-item>
          <text:p text:style-name="P3">Neural Network</text:p>
          <text:list>
            <text:list-item>
              <text:p text:style-name="P3">Issues</text:p>
              <text:list>
                <text:list-item>
                  <text:p text:style-name="P3">Real Time </text:p>
                </text:list-item>
                <text:list-item>
                  <text:p text:style-name="P3">YOLO</text:p>
                </text:list-item>
              </text:list>
            </text:list-item>
          </text:list>
        </text:list-item>
      </text:list>
      <text:p text:style-name="P2"/>
      <text:list xml:id="list114349083399546" text:continue-numbering="true" text:style-name="L2">
        <text:list-item>
          <text:p text:style-name="P3">Neẁ Requirements</text:p>
          <text:p text:style-name="P3"/>
        </text:list-item>
        <text:list-item>
          <text:p text:style-name="P3">Next Iteration </text:p>
          <text:list>
            <text:list-item>
              <text:p text:style-name="P3">Targets</text:p>
            </text:list-item>
            <text:list-item>
              <text:p text:style-name="P3">Agreement of Priorities</text:p>
            </text:list-item>
          </text:list>
        </text:list-item>
      </text:list>
      <text:p text:style-name="P2"/>
      <text:list xml:id="list114348378415321" text:continue-numbering="true" text:style-name="L2">
        <text:list-item>
          <text:p text:style-name="P3">Documentation of priorities</text:p>
        </text:list-item>
      </text:list>
      <text:p text:style-name="P2"/>
      <text:list xml:id="list114348098088813" text:continue-numbering="true" text:style-name="L2">
        <text:list-item>
          <text:p text:style-name="P3">What can we do better</text:p>
          <text:p text:style-name="P3"/>
        </text:list-item>
        <text:list-item>
          <text:p text:style-name="P3">Ques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7:26.236705951</meta:creation-date>
    <dc:date>2018-11-28T11:43:46.753426156</dc:date>
    <meta:editing-duration>PT6M22S</meta:editing-duration>
    <meta:editing-cycles>1</meta:editing-cycles>
    <meta:document-statistic meta:table-count="0" meta:image-count="0" meta:object-count="0" meta:page-count="1" meta:paragraph-count="24" meta:word-count="58" meta:character-count="265" meta:non-whitespace-character-count="244"/>
    <meta:generator>LibreOffice/6.0.6.2$Linux_X86_64 LibreOffice_project/00m0$Build-2</meta:generator>
  </office:meta>
</office:document-meta>
</file>